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round" svg:stroke-linecap="butt" draw:fill="none" draw:fill-color="#729fcf" loext:fill-use-slide-background="false" draw:textarea-horizontal-align="justify" draw:textarea-vertical-align="middle" draw:auto-grow-height="false" fo:min-height="2.984cm" fo:min-width="5.38cm"/>
    </style:style>
    <style:style style:name="gr2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492cm" svg:x="6.715cm" svg:y="2.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5.715cm" svg:height="2.858cm" svg:x="7.032cm" svg:y="2.587cm">
          <draw:text-box>
            <text:p>User choose tools</text:p>
          </draw:text-box>
        </draw:frame>
        <draw:frame draw:style-name="gr3" draw:text-style-name="P2" draw:layer="layout" svg:width="4.763cm" svg:height="3.095cm" svg:x="1.952cm" svg:y="3.061cm">
          <draw:text-box>
            <text:p>UI </text:p>
            <text:list text:style-name="L2">
              <text:list-item>
                <text:p text:style-name="P3">MaterialUI</text:p>
              </text:list-item>
              <text:list-item>
                <text:p text:style-name="P3">Ant Design</text:p>
              </text:list-item>
              <text:list-item>
                <text:p text:style-name="P3">TailwindCSS</text:p>
              </text:list-item>
            </text:list>
          </draw:text-box>
        </draw:frame>
        <draw:frame draw:style-name="gr2" draw:text-style-name="P2" draw:layer="layout" svg:width="4.763cm" svg:height="2.858cm" svg:x="14.652cm" svg:y="3.222cm">
          <draw:text-box>
            <text:p>Web3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29:47.530625055</meta:creation-date>
    <dc:date>2023-07-13T11:37:20.719208124</dc:date>
    <meta:editing-duration>PT7M33S</meta:editing-duration>
    <meta:editing-cycles>1</meta:editing-cycles>
    <meta:document-statistic meta:object-count="4"/>
    <meta:generator>LibreOffice/7.5.2.2$Linux_X86_64 LibreOffice_project/53bb9681a964705cf672590721dbc85eb4d0c3a2</meta:generator>
  </office:meta>
</office:document-meta>
</file>